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0" style:family="table-column">
      <style:table-column-properties fo:break-before="auto" style:column-width="4.538cm"/>
    </style:style>
    <style:style style:name="co101" style:family="table-column">
      <style:table-column-properties fo:break-before="auto" style:column-width="3.071cm"/>
    </style:style>
    <style:style style:name="co102" style:family="table-column">
      <style:table-column-properties fo:break-before="auto" style:column-width="4.043cm"/>
    </style:style>
    <style:style style:name="co103" style:family="table-column">
      <style:table-column-properties fo:break-before="auto" style:column-width="10.289cm"/>
    </style:style>
    <style:style style:name="co104" style:family="table-column">
      <style:table-column-properties fo:break-before="auto" style:column-width="10.4cm"/>
    </style:style>
    <style:style style:name="co105" style:family="table-column">
      <style:table-column-properties fo:break-before="auto" style:column-width="19.794cm"/>
    </style:style>
    <style:style style:name="co106" style:family="table-column">
      <style:table-column-properties fo:break-before="auto" style:column-width="4.471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19" style:family="table-column">
      <style:table-column-properties fo:break-before="auto" style:column-width="1.409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20" style:family="table-column">
      <style:table-column-properties fo:break-before="auto" style:column-width="0.864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5.198cm"/>
    </style:style>
    <style:style style:name="co38" style:family="table-column">
      <style:table-column-properties fo:break-before="auto" style:column-width="5.796cm"/>
    </style:style>
    <style:style style:name="co39" style:family="table-column">
      <style:table-column-properties fo:break-before="auto" style:column-width="4.85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0.961cm"/>
    </style:style>
    <style:style style:name="co42" style:family="table-column">
      <style:table-column-properties fo:break-before="auto" style:column-width="10.841cm"/>
    </style:style>
    <style:style style:name="co43" style:family="table-column">
      <style:table-column-properties fo:break-before="auto" style:column-width="1.886cm"/>
    </style:style>
    <style:style style:name="co44" style:family="table-column">
      <style:table-column-properties fo:break-before="auto" style:column-width="13.164cm"/>
    </style:style>
    <style:style style:name="co45" style:family="table-column">
      <style:table-column-properties fo:break-before="auto" style:column-width="39.516cm"/>
    </style:style>
    <style:style style:name="co46" style:family="table-column">
      <style:table-column-properties fo:break-before="auto" style:column-width="5.11cm"/>
    </style:style>
    <style:style style:name="co47" style:family="table-column">
      <style:table-column-properties fo:break-before="auto" style:column-width="4.942cm"/>
    </style:style>
    <style:style style:name="co48" style:family="table-column">
      <style:table-column-properties fo:break-before="auto" style:column-width="5.071cm"/>
    </style:style>
    <style:style style:name="co49" style:family="table-column">
      <style:table-column-properties fo:break-before="auto" style:column-width="3.526cm"/>
    </style:style>
    <style:style style:name="co50" style:family="table-column">
      <style:table-column-properties fo:break-before="auto" style:column-width="11.606cm"/>
    </style:style>
    <style:style style:name="co51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53" style:family="table-column">
      <style:table-column-properties fo:break-before="auto" style:column-width="5.193cm"/>
    </style:style>
    <style:style style:name="co54" style:family="table-column">
      <style:table-column-properties fo:break-before="auto" style:column-width="1.836cm"/>
    </style:style>
    <style:style style:name="co55" style:family="table-column">
      <style:table-column-properties fo:break-before="auto" style:column-width="4.713cm"/>
    </style:style>
    <style:style style:name="co56" style:family="table-column">
      <style:table-column-properties fo:break-before="auto" style:column-width="5.182cm"/>
    </style:style>
    <style:style style:name="co57" style:family="table-column">
      <style:table-column-properties fo:break-before="auto" style:column-width="4.45cm"/>
    </style:style>
    <style:style style:name="co18" style:family="table-column">
      <style:table-column-properties fo:break-before="auto" style:column-width="4.099cm"/>
    </style:style>
    <style:style style:name="co58" style:family="table-column">
      <style:table-column-properties fo:break-before="auto" style:column-width="11.13cm"/>
    </style:style>
    <style:style style:name="co59" style:family="table-column">
      <style:table-column-properties fo:break-before="auto" style:column-width="2.39cm"/>
    </style:style>
    <style:style style:name="co60" style:family="table-column">
      <style:table-column-properties fo:break-before="auto" style:column-width="17.494cm"/>
    </style:style>
    <style:style style:name="co61" style:family="table-column">
      <style:table-column-properties fo:break-before="auto" style:column-width="21.191cm"/>
    </style:style>
    <style:style style:name="co62" style:family="table-column">
      <style:table-column-properties fo:break-before="auto" style:column-width="4.925cm"/>
    </style:style>
    <style:style style:name="co63" style:family="table-column">
      <style:table-column-properties fo:break-before="auto" style:column-width="3.948cm"/>
    </style:style>
    <style:style style:name="co64" style:family="table-column">
      <style:table-column-properties fo:break-before="auto" style:column-width="5.743cm"/>
    </style:style>
    <style:style style:name="co65" style:family="table-column">
      <style:table-column-properties fo:break-before="auto" style:column-width="2.205cm"/>
    </style:style>
    <style:style style:name="co66" style:family="table-column">
      <style:table-column-properties fo:break-before="auto" style:column-width="4.159cm"/>
    </style:style>
    <style:style style:name="co67" style:family="table-column">
      <style:table-column-properties fo:break-before="auto" style:column-width="4.389cm"/>
    </style:style>
    <style:style style:name="co68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07" style:family="table-column">
      <style:table-column-properties fo:break-before="auto" style:column-width="5.625cm"/>
    </style:style>
    <style:style style:name="co108" style:family="table-column">
      <style:table-column-properties fo:break-before="auto" style:column-width="4.433cm"/>
    </style:style>
    <style:style style:name="co109" style:family="table-column">
      <style:table-column-properties fo:break-before="auto" style:column-width="3.196cm"/>
    </style:style>
    <style:style style:name="co110" style:family="table-column">
      <style:table-column-properties fo:break-before="auto" style:column-width="11.474cm"/>
    </style:style>
    <style:style style:name="co111" style:family="table-column">
      <style:table-column-properties fo:break-before="auto" style:column-width="19.29cm"/>
    </style:style>
    <style:style style:name="co112" style:family="table-column">
      <style:table-column-properties fo:break-before="auto" style:column-width="4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13" style:family="table" style:master-page-name="PageStyle_5f_Espece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4" style:family="table" style:master-page-name="PageStyle_5f_encl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7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3" table:print="false">
        <office:forms form:automatic-focus="false" form:apply-design-mode="false"/>
        <table:table-column table:style-name="co1" table:default-cell-style-name="ce4"/>
        <table:table-column table:style-name="co100" table:number-columns-repeated="2" table:default-cell-style-name="ce4"/>
        <table:table-column table:style-name="co101" table:default-cell-style-name="ce4"/>
        <table:table-column table:style-name="co1" table:number-columns-repeated="2" table:default-cell-style-name="ce4"/>
        <table:table-column table:style-name="co102" table:default-cell-style-name="ce4"/>
        <table:table-column table:style-name="co1" table:number-columns-repeated="3" table:default-cell-style-name="ce4"/>
        <table:table-column table:style-name="co103" table:default-cell-style-name="ce4"/>
        <table:table-column table:style-name="co1" table:default-cell-style-name="ce4"/>
        <table:table-column table:style-name="co104" table:default-cell-style-name="ce4"/>
        <table:table-column table:style-name="co105" table:default-cell-style-name="ce4"/>
        <table:table-column table:style-name="co6" table:default-cell-style-name="ce23"/>
        <table:table-column table:style-name="co106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72" table:number-columns-repeated="2"/>
          <table:table-cell table:style-name="ce74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7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75"/>
          <table:table-cell table:style-name="ce75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71" office:value-type="string">
            <text:p>0|Non,1|Oui</text:p>
          </table:table-cell>
          <table:table-cell table:style-name="ce6"/>
          <table:table-cell table:style-name="ce75"/>
          <table:table-cell table:style-name="ce75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75"/>
          <table:table-cell table:style-name="ce75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76"/>
          <table:table-cell table:style-name="ce7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74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73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4" table:print="false">
        <office:forms form:automatic-focus="false" form:apply-design-mode="false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109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110" table:default-cell-style-name="ce4"/>
        <table:table-column table:style-name="co111" table:default-cell-style-name="ce4"/>
        <table:table-column table:style-name="co112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7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0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en_espece,CT,en_comment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CT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69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1" table:number-columns-repeated="241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" table:number-columns-repeated="3" table:default-cell-style-name="ce4"/>
        <table:table-column table:style-name="co40" table:default-cell-style-name="ce4"/>
        <table:table-column table:style-name="co41" table:default-cell-style-name="ce4"/>
        <table:table-column table:style-name="co20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1" table:default-cell-style-name="ce4"/>
        <table:table-column table:style-name="co46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7" table:default-cell-style-name="ce4"/>
        <table:table-column table:style-name="co48" table:default-cell-style-name="ce4"/>
        <table:table-column table:style-name="co1" table:number-columns-repeated="2" table:default-cell-style-name="ce4"/>
        <table:table-column table:style-name="co49" table:default-cell-style-name="ce4"/>
        <table:table-column table:style-name="co1" table:number-columns-repeated="3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1" table:default-cell-style-name="ce4"/>
        <table:table-column table:style-name="co52" table:default-cell-style-name="ce4"/>
        <table:table-column table:style-name="co53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1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1" office:value-type="string">
            <text:p>Prix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NTTICKET</text:p>
          </table:table-cell>
          <table:table-cell table:style-name="ce42"/>
          <table:table-cell table:style-name="ce42" office:value-type="string">
            <text:p>Ticket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FDL&amp;action=IMPCARD&amp;zone=ZOO:VIEWTICKETS&amp;id=%I%</text:p>
          </table:table-cell>
          <table:table-cell table:style-name="ce42" table:number-columns-repeated="5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DAYSALES</text:p>
          </table:table-cell>
          <table:table-cell table:style-name="ce42"/>
          <table:table-cell table:style-name="ce42" office:value-type="string">
            <text:p>Recett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ZOO&amp;action=ZOO_TICKETSALES&amp;date=%ENT_DATE%</text:p>
          </table:table-cell>
          <table:table-cell table:style-name="ce42"/>
          <table:table-cell table:style-name="ce42" office:value-type="string">
            <text:p>::canExecute(ZOO,ZOO_TICKETSALES)</text:p>
          </table:table-cell>
          <table:table-cell table:style-name="ce42" table:number-columns-repeated="2"/>
          <table:table-cell table:style-name="ce42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office:forms form:automatic-focus="false" form:apply-design-mode="false"/>
        <table:table-column table:style-name="co54" table:default-cell-style-name="ce46"/>
        <table:table-column table:style-name="co55" table:default-cell-style-name="ce46"/>
        <table:table-column table:style-name="co56" table:default-cell-style-name="ce46"/>
        <table:table-column table:style-name="co57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58" table:default-cell-style-name="ce46"/>
        <table:table-column table:style-name="co59" table:default-cell-style-name="ce46"/>
        <table:table-column table:style-name="co60" table:default-cell-style-name="ce46"/>
        <table:table-column table:style-name="co61" table:default-cell-style-name="ce46"/>
        <table:table-column table:style-name="co62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4"/>
          <table:table-cell table:style-name="ce54" office:value-type="string">
            <text:p>demande adoption</text:p>
          </table:table-cell>
          <table:table-cell table:style-name="ce54" table:number-columns-repeated="2"/>
          <table:table-cell table:style-name="ce54" office:value-type="string">
            <text:p>ZOO_DEMANDEADOPTION</text:p>
          </table:table-cell>
          <table:table-cell table:style-name="ce54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6" office:value-type="string">
            <text:p>need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/>
          <table:table-cell table:style-name="ce48" table:number-columns-repeated="3"/>
          <table:table-cell table:style-name="ce55" table:number-columns-repeated="3"/>
          <table:table-cell table:style-name="ce56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REFERENCE</text:p>
          </table:table-cell>
          <table:table-cell table:style-name="ce49" office:value-type="string">
            <text:p>DE_TAB_IDENT</text:p>
          </table:table-cell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8]+10" office:value-type="float" office:value="10">
            <text:p>10</text:p>
          </table:table-cell>
          <table:table-cell table:style-name="ce49" office:value-type="string">
            <text:p>R</text:p>
          </table:table-cell>
          <table:table-cell table:style-name="ce51"/>
          <table:table-cell table:style-name="ce49" table:number-columns-repeated="3"/>
          <table:table-cell table:style-name="ce51" table:number-columns-repeated="3"/>
          <table:table-cell table:style-name="ce56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::getTitle(DE_IDREDAC):DE_REDAC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1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REDAC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IUSER,DE_REDAC):DE_IDREDAC,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table:number-columns-repeated="3"/>
          <table:table-cell table:style-name="ce51" office:value-type="string">
            <text:p>::getTitle(DE_IDDEMAND):DE_DEMAN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3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DEMAND%</text:p>
          </table:table-cell>
          <table:table-cell table:style-name="ce51" office:value-type="string">
            <text:p>zoo.php</text:p>
          </table:table-cell>
          <table:table-cell table:style-name="ce51" office:value-type="string">
            <text:p>getAddress(D,DE_DEMAND):DE_IDDEMAND,DE_DEMAND,DE_POSTALADDRESS,DE_PHONE,DE_MOBILE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OSTALADDRESS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Adres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14]+10" office:value-type="float" office:value="50">
            <text:p>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HON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téléphon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5]+10" office:value-type="float" office:value="60">
            <text:p>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MOBIL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mobi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6]+10" office:value-type="float" office:value="70">
            <text:p>7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OM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</text:p>
          </table:table-cell>
          <table:table-cell table:style-name="ce51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8]+10" office:value-type="float" office:value="90">
            <text:p>9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 de l'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9]+10" office:value-type="float" office:value="100">
            <text:p>100</text:p>
          </table:table-cell>
          <table:table-cell table:style-name="ce51" office:value-type="string">
            <text:p>H</text:p>
          </table:table-cell>
          <table:table-cell table:style-name="ce51" table:number-columns-repeated="4"/>
          <table:table-cell table:style-name="ce51" office:value-type="string">
            <text:p>%S%app=GENERIC&amp;action=GENERIC_EDIT&amp;id=%DE_IDESPECE%&amp;classid=ZOO_ESPECE&amp;ES_NOM=%DE_ESPEC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("ZOO_ESPECE")</text:p>
          </table:table-cell>
          <table:table-cell table:style-name="ce51" table:formula="of:=[.H20]+10" office:value-type="float" office:value="110">
            <text:p>110</text:p>
          </table:table-cell>
          <table:table-cell table:style-name="ce51" office:value-type="string">
            <text:p>W</text:p>
          </table:table-cell>
          <table:table-cell table:style-name="ce51" table:number-columns-repeated="6"/>
          <table:table-cell table:style-name="ce51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AISSAN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date de naissan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21]+10" office:value-type="float" office:value="120">
            <text:p>120</text:p>
          </table:table-cell>
          <table:table-cell table:style-name="ce51" office:value-type="string">
            <text:p>W</text:p>
          </table:table-cell>
          <table:table-cell table:style-name="ce51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HOTO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photo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image</text:p>
          </table:table-cell>
          <table:table-cell table:style-name="ce51" table:formula="of:=[.H22]+10" office:value-type="float" office:value="130">
            <text:p>13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AYS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ays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5]+10" office:value-type="float" office:value="150">
            <text:p>1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GION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régio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6]+10" office:value-type="float" office:value="160">
            <text:p>1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7]+10" office:value-type="float" office:value="170">
            <text:p>17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&amp;app=FDL&amp;action=FDL_CARD&amp;id=%DE_IDPROPRIETAIRE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USER,DE_PROPRIETAIRE):DE_IDPROPRIETAIRE,DE_PROPRIETAIRE</text:p>
          </table:table-cell>
          <table:table-cell table:style-name="ce51" office:value-type="string">
            <text:p>%S%app=GENERIC&amp;action=GENERIC_EDIT&amp;id=%DE_IDPROPRIETAIRE%&amp;classid={USER}&amp;US_LNAME=%DE_PROPRIETAIR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id 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28]+10" office:value-type="float" office:value="180">
            <text:p>18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AT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date 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30]+10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HEUR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heur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time </text:p>
          </table:table-cell>
          <table:table-cell table:style-name="ce51" table:formula="of:=[.H31]+10" office:value-type="float" office:value="210">
            <text:p>21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MOTIF</text:p>
          </table:table-cell>
          <table:table-cell table:style-name="ce51" office:value-type="string">
            <text:p>DE_FR_REFUS</text:p>
          </table:table-cell>
          <table:table-cell table:style-name="ce51" office:value-type="string">
            <text:p>Motif du refu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33]+10" office:value-type="float" office:value="230">
            <text:p>23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5]+10" office:value-type="float" office:value="250">
            <text:p>25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VAL):DE_VAL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6]+10" office:value-type="float" office:value="260">
            <text:p>26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VAL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VALID,DE_VAL):DE_IDVAL,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7]+10" office:value-type="float" office:value="270">
            <text:p>27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REALISED):DE_REALISED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8]+10" office:value-type="float" office:value="280">
            <text:p>28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REALISED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REAL,DE_REALISED):DE_IDREALISED,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7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7" office:value-type="string">
            <text:p>Y</text:p>
          </table:table-cell>
          <table:table-cell table:style-name="ce57" table:number-columns-repeated="2"/>
          <table:table-cell table:style-name="ce57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%S%app=FDL&amp;action=FDL_CARD&amp;id=%DE_IDGVALID%</text:p>
          </table:table-cell>
          <table:table-cell table:style-name="ce57" office:value-type="string">
            <text:p>fdl.php</text:p>
          </table:table-cell>
          <table:table-cell table:style-name="ce57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IDREDAC</text:p>
          </table:table-cell>
          <table:table-cell table:style-name="ce53" office:value-type="string">
            <text:p>::userDocid(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REDAC</text:p>
          </table:table-cell>
          <table:table-cell table:style-name="ce53" office:value-type="string">
            <text:p>::getTitle(DE_IDREDAC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57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4" office:value-type="string">
            <text:p>END</text:p>
          </table:table-cell>
          <table:table-cell table:style-name="ce54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office:forms form:automatic-focus="false" form:apply-design-mode="false"/>
        <table:table-column table:style-name="co1" table:default-cell-style-name="ce4"/>
        <table:table-column table:style-name="co63" table:default-cell-style-name="ce4"/>
        <table:table-column table:style-name="co64" table:default-cell-style-name="ce4"/>
        <table:table-column table:style-name="co52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1" table:number-columns-repeated="2" table:default-cell-style-name="ce4"/>
        <table:table-column table:style-name="co68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1" office:value-type="string">
            <text:p>need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1" office:value-type="string">
            <text:p>elink</text:p>
          </table:table-cell>
          <table:table-cell table:style-name="ce61" office:value-type="string">
            <text:p>constraint</text:p>
          </table:table-cell>
          <table:table-cell table:style-name="ce61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24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3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5-11T13:24:53</dc:date>
    <meta:editing-cycles>160</meta:editing-cycles>
    <meta:editing-duration>PT105H27M39S</meta:editing-duration>
    <dc:creator>Eric Brison</dc:creator>
    <meta:document-statistic meta:table-count="12" meta:cell-count="1770" meta:object-count="0"/>
    <meta:user-defined meta:name="Info 1"/>
    <meta:user-defined meta:name="Info 2"/>
    <meta:user-defined meta:name="Info 3"/>
    <meta:user-defined meta:name="Info 4"/>
  </office:meta>
</office:document-meta>
</file>